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9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ableRow27" style:family="table-row">
      <style:table-row-properties style:min-row-height="1.1513in" style:use-optimal-row-height="false"/>
    </style:style>
    <style:style style:name="TableCell28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0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2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4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5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4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1" style:family="table-row">
      <style:table-row-properties style:min-row-height="0.2763in" style:use-optimal-row-height="false"/>
    </style:style>
    <style:style style:name="TableCell52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4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5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6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7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8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9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60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</text:span><text:span text:style-name="T10">: CRAWL</text:span></text:p>
          </table:table-cell>
        </table:table-row>
        <table:table-row table:style-name="TableRow11">
          <table:table-cell table:style-name="TableCell12">
            <text:p text:style-name="P13">Challenge</text:p>
          </table:table-cell>
          <table:table-cell table:style-name="TableCell14">
            <text:p text:style-name="P15">Display Binary</text:p>
          </table:table-cell>
        </table:table-row>
        <table:table-row table:style-name="TableRow16">
          <table:table-cell table:style-name="TableCell17">
            <text:p text:style-name="P18">Prereqs</text:p>
          </table:table-cell>
          <table:table-cell table:style-name="TableCell19">
            <text:p text:style-name="P20">Push Button Light</text:p>
          </table:table-cell>
        </table:table-row>
        <table:table-row table:style-name="TableRow21">
          <table:table-cell table:style-name="TableCell22">
            <text:p text:style-name="P23">Narrative</text:p>
          </table:table-cell>
          <table:table-cell table:style-name="TableCell24">
            <text:p text:style-name="P25"><text:span text:style-name="T26">Write a program that displays a binary number.</text:span></text:p>
          </table:table-cell>
        </table:table-row>
        <table:table-row table:style-name="TableRow27">
          <table:table-cell table:style-name="TableCell28">
            <text:p text:style-name="P29">Instructions</text:p>
          </table:table-cell>
          <table:table-cell table:style-name="TableCell30">
            <text:p text:style-name="P31">1. Have a variable that stores a<text:s/>decimal number 0-7</text:p>
            <text:p text:style-name="P32">2. Display that number using 3 lights (7 would be represented with all the lights lit)</text:p>
            <text:p text:style-name="P33">3. Allow the button to increment the number displayed</text:p>
            <text:list text:style-name="LFO6" text:continue-numbering="true">
              <text:list-item>
                <text:p text:style-name="P34">If the number displayed is 7 and the button is pushed, then 0 should be displayed</text:p>
              </text:list-item>
              <text:list-item>
                <text:p text:style-name="P35">The number displayed can be incremented an infinite amount of times.</text:p>
              </text:list-item>
            </text:list>
          </table:table-cell>
        </table:table-row>
        <table:table-row table:style-name="TableRow36">
          <table:table-cell table:style-name="TableCell37">
            <text:p text:style-name="P38">Setup</text:p>
          </table:table-cell>
          <table:table-cell table:style-name="TableCell39">
            <text:p text:style-name="P40">Students must have access to an Arduino with a three lights and a button.</text:p>
          </table:table-cell>
        </table:table-row>
        <table:table-row table:style-name="TableRow41">
          <table:table-cell table:style-name="TableCell42">
            <text:p text:style-name="P43">Tags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Flag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olution</text:p>
          </table:table-cell>
          <table:table-cell table:style-name="TableCell54">
            <text:list text:style-name="LFO7" text:continue-numbering="true">
              <text:list-item>
                <text:p text:style-name="P55">Student’s solution is consistent with the conditions stated.</text:p>
              </text:list-item>
              <text:list-item>
                <text:p text:style-name="P56">The starting display can be changed<text:s/>by modifying a single variable.</text:p>
              </text:list-item>
              <text:list-item>
                <text:p text:style-name="P57">8 pushes of the button results in the original number being displayed.</text:p>
              </text:list-item>
              <text:list-item>
                <text:p text:style-name="P58">Number remains displayed until the button is pushed.</text:p>
              </text:list-item>
              <text:list-item>
                <text:p text:style-name="P59">See example code.</text:p>
              </text:list-item>
            </text:list>
          </table:table-cell>
        </table:table-row>
      </table:table>
      <text:p text:style-name="P6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19:55:00Z</meta:creation-date>
    <dc:date>2016-11-04T20:37:00Z</dc:date>
    <meta:template xlink:href="Normal" xlink:type="simple"/>
    <meta:editing-cycles>4</meta:editing-cycles>
    <meta:editing-duration>PT66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1" meta:character-count="880" meta:row-count="6" meta:non-whitespace-character-count="750"/>
  </office:meta>
</office:document-meta>
</file>